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1.274cm" fo:min-width="1.151cm"/>
    </style:style>
    <style:style style:name="gr3" style:family="graphic" style:parent-style-name="standard">
      <style:graphic-properties draw:fill="solid" draw:fill-color="#dddddd" draw:textarea-horizontal-align="justify" draw:textarea-vertical-align="top" draw:auto-grow-height="false" fo:min-height="1.274cm" fo:min-width="1.151cm"/>
    </style:style>
    <style:style style:name="gr4" style:family="graphic" style:parent-style-name="standard">
      <style:graphic-properties draw:fill="solid" draw:fill-color="#dddddd" draw:textarea-horizontal-align="justify" draw:textarea-vertical-align="top" draw:auto-grow-height="false" fo:min-height="1.655cm" fo:min-width="1.151cm"/>
    </style:style>
    <style:style style:name="gr5" style:family="graphic" style:parent-style-name="standard">
      <style:graphic-properties draw:fill="solid" draw:fill-color="#ff0000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2a6099" draw:marker-end="Arrow_20_concave" draw:marker-end-width="0.3cm" draw:fill="none" draw:textarea-vertical-align="middle"/>
    </style:style>
    <style:style style:name="gr7" style:family="graphic" style:parent-style-name="objectwithoutfill">
      <style:graphic-properties svg:stroke-color="#2a6099" draw:marker-end="Arrow_20_concave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8.767cm" fo:min-width="12.2cm"/>
    </style:style>
    <style:style style:name="gr10" style:family="graphic" style:parent-style-name="standard">
      <style:graphic-properties svg:stroke-color="#3465a4" draw:fill="solid" draw:fill-color="#cccccc" draw:textarea-horizontal-align="justify" draw:textarea-vertical-align="top" draw:auto-grow-height="false" fo:min-height="6.227cm" fo:min-width="3.691cm"/>
    </style:style>
    <style:style style:name="gr11" style:family="graphic" style:parent-style-name="standard">
      <style:graphic-properties draw:fill="solid" draw:fill-color="#dddddd" draw:textarea-horizontal-align="justify" draw:textarea-vertical-align="top" draw:auto-grow-height="false" fo:min-height="1.147cm" fo:min-width="1.151cm"/>
    </style:style>
    <style:style style:name="gr12" style:family="graphic" style:parent-style-name="standard">
      <style:graphic-properties draw:fill="solid" draw:fill-color="#dddddd" draw:textarea-horizontal-align="justify" draw:textarea-vertical-align="top" draw:auto-grow-height="false" fo:min-height="1.401cm" fo:min-width="1.151cm"/>
    </style:style>
    <style:style style:name="gr13" style:family="graphic" style:parent-style-name="objectwithoutfill">
      <style:graphic-properties draw:stroke="dash" draw:stroke-dash="Fine_20_Dashed" svg:stroke-color="#00a933" draw:marker-end="Arrow_20_concave" draw:marker-end-width="0.3cm" draw:fill="none" draw:textarea-vertical-align="middle"/>
    </style:style>
    <style:style style:name="gr14" style:family="graphic" style:parent-style-name="standard">
      <style:graphic-properties draw:fill="solid" draw:fill-color="#5eb91e" draw:textarea-horizontal-align="justify" draw:textarea-vertical-align="top" draw:auto-grow-height="false" fo:min-height="1.274cm" fo:min-width="1.151cm"/>
    </style:style>
    <style:style style:name="gr15" style:family="graphic" style:parent-style-name="objectwithoutfill">
      <style:graphic-properties svg:stroke-color="#00a933" draw:marker-start="Arrow" draw:marker-start-width="0.254cm" draw:marker-end="Arrow" draw:fill="none" draw:textarea-vertical-align="middle"/>
    </style:style>
    <style:style style:name="gr16" style:family="graphic" style:parent-style-name="objectwithoutfill">
      <style:graphic-properties draw:stroke="dash" draw:stroke-dash="Ultrafine_20_Dashed" svg:stroke-color="#00a933" draw:marker-start="Arrow" draw:marker-end="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00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margin-top="0.051cm" fo:margin-bottom="0cm" fo:text-align="center"/>
    </style:style>
    <style:style style:name="P9" style:family="paragraph">
      <loext:graphic-properties draw:fill="solid" draw:fill-color="#cccccc"/>
      <style:paragraph-properties fo:margin-top="0.051cm" fo:margin-bottom="0cm" fo:text-align="center"/>
    </style:style>
    <style:style style:name="P10" style:family="paragraph">
      <loext:graphic-properties draw:fill="solid" draw:fill-color="#5eb91e"/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9pt" style:font-size-asian="9pt" style:font-size-complex="9pt"/>
    </style:style>
    <style:style style:name="P12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27cm" svg:height="0.001cm" svg:x="9.509cm" svg:y="17.2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524cm" svg:x="3.81cm" svg:y="3.937cm">
          <text:p text:style-name="P1"><text:span text:style-name="T1">Product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51cm" svg:height="1.524cm" svg:x="7.874cm" svg:y="3.937cm">
          <text:p text:style-name="P1"><text:span text:style-name="T1">Detai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51cm" svg:height="1.524cm" svg:x="10.922cm" svg:y="6.858cm">
          <text:p text:style-name="P1"><text:span text:style-name="T1">Ratings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2" draw:layer="layout" svg:width="1.651cm" svg:height="1.905cm" svg:x="7.874cm" svg:y="6.858cm">
            <text:p text:style-name="P1"><text:span text:style-name="T1">Reviews</text:span></text:p>
            <text:p text:style-name="P1"><text:span text:style-name="T1">v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381cm" svg:height="0.381cm" svg:x="8.001cm" svg:y="8.2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5" draw:text-style-name="P3" draw:layer="layout" svg:width="0.381cm" svg:height="0.381cm" svg:x="8.509cm" svg:y="8.2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5" draw:text-style-name="P3" draw:layer="layout" svg:width="0.381cm" svg:height="0.381cm" svg:x="9.017cm" svg:y="8.2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line draw:style-name="gr6" draw:text-style-name="P4" draw:layer="layout" svg:x1="0.635cm" svg:y1="4.699cm" svg:x2="3.81cm" svg:y2="4.699cm">
          <text:p text:style-name="P1"><text:span text:style-name="T1">Reques</text:span><text:span text:style-name="T1">ts <text:s text:c="8"/></text:span><text:span text:style-name="T1"><text:s text:c="3"/></text:span></text:p>
          <text:p text:style-name="P1"><text:span text:style-name="T1"/></text:p>
        </draw:line>
        <draw:line draw:style-name="gr7" draw:text-style-name="P5" draw:layer="layout" svg:x1="5.461cm" svg:y1="4.699cm" svg:x2="7.874cm" svg:y2="4.699cm">
          <text:p/>
        </draw:line>
        <draw:line draw:style-name="gr7" draw:text-style-name="P5" draw:layer="layout" svg:x1="5.461cm" svg:y1="4.826cm" svg:x2="7.874cm" svg:y2="7.62cm">
          <text:p/>
        </draw:line>
        <draw:line draw:style-name="gr7" draw:text-style-name="P5" draw:layer="layout" svg:x1="9.525cm" svg:y1="7.62cm" svg:x2="10.922cm" svg:y2="7.62cm">
          <text:p/>
        </draw:line>
        <draw:frame draw:style-name="gr8" draw:text-style-name="P6" draw:layer="layout" svg:width="10.541cm" svg:height="0.962cm" svg:x="1.905cm" svg:y="1.524cm">
          <draw:text-box>
            <text:p>Bookinfo Application Architecture</text:p>
          </draw:text-box>
        </draw:frame>
      </draw:page>
      <draw:page draw:name="page2" draw:style-name="dp1" draw:master-page-name="Default">
        <draw:custom-shape draw:style-name="gr9" draw:text-style-name="P7" draw:layer="layout" svg:width="12.7cm" svg:height="9.017cm" svg:x="0.762cm" svg:y="0.6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191cm" svg:height="6.477cm" svg:x="8.128cm" svg:y="2.159cm">
          <text:p text:style-name="P8"><text:span text:style-name="T2">P</text:span><text:span text:style-name="T2">V</text:span><text:span text:style-name="T2">T </text:span><text:span text:style-name="T2">n</text:span><text:span text:style-name="T2">a</text:span><text:span text:style-name="T2">m</text:span><text:span text:style-name="T2">e</text:span><text:span text:style-name="T2">s</text:span><text:span text:style-name="T2">p</text:span><text:span text:style-name="T2">a</text:span><text:span text:style-name="T2">c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191cm" svg:height="6.477cm" svg:x="3.048cm" svg:y="2.159cm">
          <text:p text:style-name="P8"><text:span text:style-name="T2">P</text:span><text:span text:style-name="T2">U</text:span><text:span text:style-name="T2">B </text:span><text:span text:style-name="T2">n</text:span><text:span text:style-name="T2">a</text:span><text:span text:style-name="T2">m</text:span><text:span text:style-name="T2">e</text:span><text:span text:style-name="T2">s</text:span><text:span text:style-name="T2">p</text:span><text:span text:style-name="T2">a</text:span><text:span text:style-name="T2">c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001cm" svg:x="9.509cm" svg:y="17.2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524cm" svg:x="4.191cm" svg:y="4.953cm">
          <text:p text:style-name="P1"><text:span text:style-name="T1">Product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51cm" svg:height="1.524cm" svg:x="9.271cm" svg:y="4.953cm">
          <text:p text:style-name="P1"><text:span text:style-name="T1">Detail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651cm" svg:height="1.397cm" svg:x="4.191cm" svg:y="6.858cm">
          <text:p text:style-name="P1"><text:span text:style-name="T1">Ratings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2" draw:layer="layout" svg:width="1.651cm" svg:height="1.651cm" svg:x="9.271cm" svg:y="6.731cm">
            <text:p text:style-name="P1"><text:span text:style-name="T1">Reviews</text:span></text:p>
            <text:p text:style-name="P1"><text:span text:style-name="T1">v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381cm" svg:height="0.33cm" svg:x="9.398cm" svg:y="7.94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5" draw:text-style-name="P3" draw:layer="layout" svg:width="0.381cm" svg:height="0.33cm" svg:x="9.906cm" svg:y="7.94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5" draw:text-style-name="P3" draw:layer="layout" svg:width="0.381cm" svg:height="0.33cm" svg:x="10.414cm" svg:y="7.94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line draw:style-name="gr6" draw:text-style-name="P4" draw:layer="layout" svg:x1="1.016cm" svg:y1="5.715cm" svg:x2="4.191cm" svg:y2="5.715cm">
          <text:p text:style-name="P1"><text:span text:style-name="T1">Request</text:span><text:span text:style-name="T1">s <text:s text:c="10"/></text:span><text:span text:style-name="T1"><text:s/></text:span></text:p>
          <text:p text:style-name="P1"><text:span text:style-name="T1"/></text:p>
        </draw:line>
        <draw:line draw:style-name="gr13" draw:text-style-name="P5" draw:layer="layout" svg:x1="5.842cm" svg:y1="5.715cm" svg:x2="9.271cm" svg:y2="5.715cm">
          <text:p/>
        </draw:line>
        <draw:line draw:style-name="gr13" draw:text-style-name="P5" draw:layer="layout" svg:x1="5.842cm" svg:y1="6.096cm" svg:x2="9.271cm" svg:y2="7.239cm">
          <text:p/>
        </draw:line>
        <draw:line draw:style-name="gr13" draw:text-style-name="P5" draw:layer="layout" svg:x1="9.271cm" svg:y1="7.62cm" svg:x2="5.842cm" svg:y2="7.62cm">
          <text:p/>
        </draw:line>
        <draw:frame draw:style-name="gr8" draw:text-style-name="P6" draw:layer="layout" svg:width="10.541cm" svg:height="0.962cm" svg:x="2.286cm" svg:y="0.762cm">
          <draw:text-box>
            <text:p>Bookinfo Skupper Deployment</text:p>
          </draw:text-box>
        </draw:frame>
        <draw:custom-shape draw:style-name="gr14" draw:text-style-name="P10" draw:layer="layout" svg:width="1.651cm" svg:height="1.524cm" svg:x="4.191cm" svg:y="3.048cm">
          <text:p text:style-name="P1"><text:span text:style-name="T1">Skupp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651cm" svg:height="1.524cm" svg:x="9.271cm" svg:y="3.048cm">
          <text:p text:style-name="P1"><text:span text:style-name="T1">Skupper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5.842cm" svg:y1="3.937cm" svg:x2="9.271cm" svg:y2="3.937cm">
          <text:p/>
        </draw:line>
        <draw:line draw:style-name="gr16" draw:text-style-name="P5" draw:layer="layout" svg:x1="7.747cm" svg:y1="7.747cm" svg:x2="7.747cm" svg:y2="8.89cm">
          <text:p/>
        </draw:line>
        <draw:frame draw:style-name="gr17" draw:text-style-name="P12" draw:layer="layout" svg:width="5.842cm" svg:height="0.607cm" svg:x="5.207cm" svg:y="8.89cm">
          <draw:text-box>
            <text:p text:style-name="P11"><text:span text:style-name="T3">Request</text:span><text:span text:style-name="T3">s </text:span><text:span text:style-name="T3">forwarde</text:span><text:span text:style-name="T3">d by </text:span><text:span text:style-name="T3">Skupp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9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18:44.071564656</meta:creation-date>
    <meta:generator>LibreOffice/6.1.6.3$Linux_X86_64 LibreOffice_project/10$Build-3</meta:generator>
    <dc:date>2019-09-16T11:06:53.694130213</dc:date>
    <meta:editing-duration>PT41M50S</meta:editing-duration>
    <meta:editing-cycles>6</meta:editing-cycles>
    <meta:document-statistic meta:object-count="36"/>
  </office:meta>
</office:document-meta>
</file>